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T10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16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1" style:parent-style-name="PréformatéHTML" style:family="paragraph">
      <style:text-properties fo:language="en" fo:country="GB"/>
    </style:style>
    <style:style style:name="P42" style:parent-style-name="PréformatéHTML" style:family="paragraph">
      <style:text-properties fo:language="en" fo:country="GB"/>
    </style:style>
    <style:style style:name="P43" style:parent-style-name="PréformatéHTML" style:family="paragraph">
      <style:text-properties fo:language="en" fo:country="GB"/>
    </style:style>
    <style:style style:name="P44" style:parent-style-name="PréformatéHTML" style:family="paragraph">
      <style:text-properties fo:language="en" fo:country="GB"/>
    </style:style>
    <style:style style:name="P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6" style:parent-style-name="PréformatéHTML" style:family="paragraph">
      <style:text-properties fo:language="en" fo:country="GB"/>
    </style:style>
    <style:style style:name="P47" style:parent-style-name="PréformatéHTML" style:family="paragraph">
      <style:text-properties fo:language="en" fo:country="GB"/>
    </style:style>
    <style:style style:name="P48" style:parent-style-name="PréformatéHTML" style:family="paragraph">
      <style:text-properties fo:language="en" fo:country="GB"/>
    </style:style>
    <style:style style:name="P49" style:parent-style-name="PréformatéHTML" style:family="paragraph">
      <style:text-properties fo:language="en" fo:country="GB"/>
    </style:style>
    <style:style style:name="P50" style:parent-style-name="PréformatéHTML" style:family="paragraph">
      <style:text-properties fo:language="en" fo:country="GB"/>
    </style:style>
    <style:style style:name="P51" style:parent-style-name="PréformatéHTML" style:family="paragraph">
      <style:text-properties fo:language="en" fo:country="GB"/>
    </style:style>
    <style:style style:name="P52" style:parent-style-name="PréformatéHTML" style:family="paragraph">
      <style:text-properties fo:language="en" fo:country="GB"/>
    </style:style>
    <style:style style:name="P53" style:parent-style-name="PréformatéHTML" style:family="paragraph">
      <style:text-properties fo:language="en" fo:country="GB"/>
    </style:style>
    <style:style style:name="P54" style:parent-style-name="PréformatéHTML" style:family="paragraph">
      <style:text-properties fo:language="en" fo:country="GB"/>
    </style:style>
    <style:style style:name="P55" style:parent-style-name="PréformatéHTML" style:family="paragraph">
      <style:text-properties fo:language="en" fo:country="GB"/>
    </style:style>
    <style:style style:name="P56" style:parent-style-name="PréformatéHTML" style:family="paragraph">
      <style:text-properties fo:language="en" fo:country="GB"/>
    </style:style>
    <style:style style:name="P57" style:parent-style-name="PréformatéHTML" style:family="paragraph">
      <style:text-properties fo:language="en" fo:country="GB"/>
    </style:style>
    <style:style style:name="P58" style:parent-style-name="PréformatéHTML" style:family="paragraph">
      <style:text-properties fo:language="en" fo:country="GB"/>
    </style:style>
    <style:style style:name="P59" style:parent-style-name="PréformatéHTML" style:family="paragraph">
      <style:text-properties fo:language="en" fo:country="GB"/>
    </style:style>
    <style:style style:name="P60" style:parent-style-name="PréformatéHTML" style:family="paragraph">
      <style:text-properties fo:language="en" fo:country="GB"/>
    </style:style>
    <style:style style:name="P61" style:parent-style-name="PréformatéHTML" style:family="paragraph">
      <style:text-properties fo:language="en" fo:country="GB"/>
    </style:style>
    <style:style style:name="P62" style:parent-style-name="PréformatéHTML" style:family="paragraph">
      <style:text-properties fo:language="it" fo:country="IT"/>
    </style:style>
    <style:style style:name="P63" style:parent-style-name="PréformatéHTML" style:family="paragraph">
      <style:text-properties fo:language="it" fo:country="IT"/>
    </style:style>
    <style:style style:name="P64" style:parent-style-name="PréformatéHTML" style:family="paragraph">
      <style:text-properties fo:language="it" fo:country="IT"/>
    </style:style>
    <style:style style:name="P65" style:parent-style-name="PréformatéHTML" style:family="paragraph">
      <style:text-properties fo:language="it" fo:country="IT"/>
    </style:style>
    <style:style style:name="P66" style:parent-style-name="PréformatéHTML" style:family="paragraph">
      <style:text-properties fo:language="it" fo:country="IT"/>
    </style:style>
    <style:style style:name="P67" style:parent-style-name="PréformatéHTML" style:family="paragraph">
      <style:text-properties fo:language="it" fo:country="IT"/>
    </style:style>
    <style:style style:name="P68" style:parent-style-name="PréformatéHTML" style:family="paragraph">
      <style:text-properties fo:language="it" fo:country="IT"/>
    </style:style>
    <style:style style:name="P69" style:parent-style-name="PréformatéHTML" style:family="paragraph">
      <style:text-properties fo:language="it" fo:country="IT"/>
    </style:style>
    <style:style style:name="P70" style:parent-style-name="PréformatéHTML" style:family="paragraph">
      <style:text-properties fo:language="it" fo:country="IT"/>
    </style:style>
    <style:style style:name="P71" style:parent-style-name="PréformatéHTML" style:family="paragraph">
      <style:text-properties fo:language="it" fo:country="IT"/>
    </style:style>
    <style:style style:name="P72" style:parent-style-name="PréformatéHTML" style:family="paragraph">
      <style:text-properties fo:language="en" fo:country="GB"/>
    </style:style>
    <style:style style:name="P73" style:parent-style-name="PréformatéHTML" style:family="paragraph">
      <style:text-properties fo:language="en" fo:country="GB"/>
    </style:style>
    <style:style style:name="P74" style:parent-style-name="PréformatéHTML" style:family="paragraph">
      <style:text-properties fo:language="en" fo:country="GB"/>
    </style:style>
    <style:style style:name="P75" style:parent-style-name="PréformatéHTML" style:family="paragraph">
      <style:text-properties fo:language="it" fo:country="IT"/>
    </style:style>
    <style:style style:name="P76" style:parent-style-name="PréformatéHTML" style:family="paragraph">
      <style:text-properties fo:language="it" fo:country="IT"/>
    </style:style>
    <style:style style:name="P77" style:parent-style-name="PréformatéHTML" style:family="paragraph">
      <style:text-properties fo:language="it" fo:country="IT"/>
    </style:style>
    <style:style style:name="P78" style:parent-style-name="PréformatéHTML" style:family="paragraph">
      <style:text-properties fo:language="it" fo:country="IT"/>
    </style:style>
    <style:style style:name="P79" style:parent-style-name="PréformatéHTML" style:family="paragraph">
      <style:text-properties fo:language="it" fo:country="IT"/>
    </style:style>
    <style:style style:name="P80" style:parent-style-name="PréformatéHTML" style:family="paragraph">
      <style:text-properties fo:language="en" fo:country="GB"/>
    </style:style>
    <style:style style:name="P81" style:parent-style-name="PréformatéHTML" style:family="paragraph">
      <style:text-properties fo:language="en" fo:country="GB"/>
    </style:style>
    <style:style style:name="P82" style:parent-style-name="PréformatéHTML" style:family="paragraph">
      <style:text-properties fo:language="en" fo:country="GB"/>
    </style:style>
    <style:style style:name="P83" style:parent-style-name="PréformatéHTML" style:family="paragraph">
      <style:text-properties fo:language="en" fo:country="GB"/>
    </style:style>
    <style:style style:name="P84" style:parent-style-name="PréformatéHTML" style:family="paragraph">
      <style:text-properties fo:language="en" fo:country="GB"/>
    </style:style>
    <style:style style:name="P85" style:parent-style-name="PréformatéHTML" style:family="paragraph">
      <style:text-properties fo:language="en" fo:country="GB"/>
    </style:style>
    <style:style style:name="P86" style:parent-style-name="PréformatéHTML" style:family="paragraph">
      <style:text-properties fo:language="en" fo:country="GB"/>
    </style:style>
    <style:style style:name="P87" style:parent-style-name="PréformatéHTML" style:family="paragraph">
      <style:text-properties fo:language="en" fo:country="GB"/>
    </style:style>
    <style:style style:name="P88" style:parent-style-name="PréformatéHTML" style:family="paragraph">
      <style:text-properties fo:language="en" fo:country="GB"/>
    </style:style>
    <style:style style:name="P89" style:parent-style-name="PréformatéHTML" style:family="paragraph">
      <style:text-properties fo:language="en" fo:country="GB"/>
    </style:style>
    <style:style style:name="P90" style:parent-style-name="PréformatéHTML" style:family="paragraph">
      <style:text-properties fo:language="en" fo:country="GB"/>
    </style:style>
    <style:style style:name="P91" style:parent-style-name="PréformatéHTML" style:family="paragraph">
      <style:text-properties fo:language="en" fo:country="GB"/>
    </style:style>
    <style:style style:name="P92" style:parent-style-name="PréformatéHTML" style:family="paragraph">
      <style:text-properties fo:language="en" fo:country="GB"/>
    </style:style>
    <style:style style:name="P93" style:parent-style-name="PréformatéHTML" style:family="paragraph">
      <style:text-properties fo:language="en" fo:country="GB"/>
    </style:style>
    <style:style style:name="P94" style:parent-style-name="PréformatéHTML" style:family="paragraph">
      <style:text-properties fo:language="en" fo:country="GB"/>
    </style:style>
    <style:style style:name="P95" style:parent-style-name="PréformatéHTML" style:family="paragraph">
      <style:text-properties fo:language="en" fo:country="GB"/>
    </style:style>
    <style:style style:name="P96" style:parent-style-name="PréformatéHTML" style:family="paragraph">
      <style:text-properties fo:language="it" fo:country="IT"/>
    </style:style>
    <style:style style:name="P97" style:parent-style-name="PréformatéHTML" style:family="paragraph">
      <style:text-properties fo:language="it" fo:country="IT"/>
    </style:style>
    <style:style style:name="P98" style:parent-style-name="PréformatéHTML" style:family="paragraph">
      <style:text-properties fo:language="it" fo:country="IT"/>
    </style:style>
    <style:style style:name="P99" style:parent-style-name="PréformatéHTML" style:family="paragraph">
      <style:text-properties fo:language="it" fo:country="IT"/>
    </style:style>
    <style:style style:name="P100" style:parent-style-name="PréformatéHTML" style:family="paragraph">
      <style:text-properties fo:language="it" fo:country="IT"/>
    </style:style>
    <style:style style:name="P101" style:parent-style-name="PréformatéHTML" style:family="paragraph">
      <style:text-properties fo:language="en" fo:country="GB"/>
    </style:style>
    <style:style style:name="P102" style:parent-style-name="PréformatéHTML" style:family="paragraph">
      <style:text-properties fo:language="en" fo:country="GB"/>
    </style:style>
    <style:style style:name="P103" style:parent-style-name="PréformatéHTML" style:family="paragraph">
      <style:text-properties fo:language="en" fo:country="GB"/>
    </style:style>
    <style:style style:name="P104" style:parent-style-name="PréformatéHTML" style:family="paragraph">
      <style:text-properties fo:language="it" fo:country="IT"/>
    </style:style>
    <style:style style:name="P105" style:parent-style-name="PréformatéHTML" style:family="paragraph">
      <style:text-properties fo:language="it" fo:country="IT"/>
    </style:style>
    <style:style style:name="P106" style:parent-style-name="PréformatéHTML" style:family="paragraph">
      <style:text-properties fo:language="it" fo:country="IT"/>
    </style:style>
    <style:style style:name="P107" style:parent-style-name="PréformatéHTML" style:family="paragraph">
      <style:text-properties fo:language="it" fo:country="IT"/>
    </style:style>
    <style:style style:name="P108" style:parent-style-name="PréformatéHTML" style:family="paragraph">
      <style:text-properties fo:language="it" fo:country="IT"/>
    </style:style>
    <style:style style:name="P109" style:parent-style-name="PréformatéHTML" style:family="paragraph">
      <style:text-properties fo:language="it" fo:country="IT"/>
    </style:style>
    <style:style style:name="P110" style:parent-style-name="PréformatéHTML" style:family="paragraph">
      <style:text-properties fo:language="it" fo:country="IT"/>
    </style:style>
    <style:style style:name="P111" style:parent-style-name="PréformatéHTML" style:family="paragraph">
      <style:text-properties fo:language="it" fo:country="IT"/>
    </style:style>
    <style:style style:name="P112" style:parent-style-name="PréformatéHTML" style:family="paragraph">
      <style:text-properties fo:language="it" fo:country="IT"/>
    </style:style>
    <style:style style:name="P113" style:parent-style-name="PréformatéHTML" style:family="paragraph">
      <style:text-properties fo:language="en" fo:country="GB"/>
    </style:style>
    <style:style style:name="P114" style:parent-style-name="PréformatéHTML" style:family="paragraph">
      <style:text-properties fo:language="en" fo:country="GB"/>
    </style:style>
    <style:style style:name="P115" style:parent-style-name="PréformatéHTML" style:family="paragraph">
      <style:text-properties fo:language="en" fo:country="GB"/>
    </style:style>
    <style:style style:name="P116" style:parent-style-name="PréformatéHTML" style:family="paragraph">
      <style:text-properties fo:language="en" fo:country="GB"/>
    </style:style>
    <style:style style:name="P117" style:parent-style-name="PréformatéHTML" style:family="paragraph">
      <style:text-properties fo:language="en" fo:country="GB"/>
    </style:style>
    <style:style style:name="P118" style:parent-style-name="PréformatéHTML" style:family="paragraph">
      <style:text-properties fo:language="en" fo:country="GB"/>
    </style:style>
    <style:style style:name="P119" style:parent-style-name="PréformatéHTML" style:family="paragraph">
      <style:text-properties fo:language="en" fo:country="GB"/>
    </style:style>
    <style:style style:name="P120" style:parent-style-name="PréformatéHTML" style:family="paragraph">
      <style:text-properties fo:language="en" fo:country="GB"/>
    </style:style>
    <style:style style:name="P121" style:parent-style-name="PréformatéHTML" style:family="paragraph">
      <style:text-properties fo:language="en" fo:country="GB"/>
    </style:style>
    <style:style style:name="P122" style:parent-style-name="PréformatéHTML" style:family="paragraph">
      <style:text-properties fo:language="en" fo:country="GB"/>
    </style:style>
    <style:style style:name="P123" style:parent-style-name="PréformatéHTML" style:family="paragraph">
      <style:text-properties fo:language="en" fo:country="GB"/>
    </style:style>
    <style:style style:name="P124" style:parent-style-name="PréformatéHTML" style:family="paragraph">
      <style:text-properties fo:language="en" fo:country="GB"/>
    </style:style>
    <style:style style:name="P125" style:parent-style-name="PréformatéHTML" style:family="paragraph">
      <style:text-properties fo:language="en" fo:country="GB"/>
    </style:style>
    <style:style style:name="P126" style:parent-style-name="PréformatéHTML" style:family="paragraph">
      <style:text-properties fo:language="en" fo:country="GB"/>
    </style:style>
    <style:style style:name="P127" style:parent-style-name="PréformatéHTML" style:family="paragraph">
      <style:text-properties fo:language="en" fo:country="GB"/>
    </style:style>
    <style:style style:name="P128" style:parent-style-name="PréformatéHTML" style:family="paragraph">
      <style:text-properties fo:language="en" fo:country="GB"/>
    </style:style>
    <style:style style:name="P129" style:parent-style-name="PréformatéHTML" style:family="paragraph">
      <style:text-properties fo:language="en" fo:country="GB"/>
    </style:style>
    <style:style style:name="P130" style:parent-style-name="PréformatéHTML" style:family="paragraph">
      <style:text-properties fo:language="en" fo:country="GB"/>
    </style:style>
    <style:style style:name="P131" style:parent-style-name="PréformatéHTML" style:family="paragraph">
      <style:text-properties fo:language="en" fo:country="GB"/>
    </style:style>
    <style:style style:name="P132" style:parent-style-name="PréformatéHTML" style:family="paragraph">
      <style:text-properties fo:language="en" fo:country="GB"/>
    </style:style>
    <style:style style:name="P133" style:parent-style-name="PréformatéHTML" style:family="paragraph">
      <style:text-properties fo:language="en" fo:country="GB"/>
    </style:style>
    <style:style style:name="P134" style:parent-style-name="PréformatéHTML" style:family="paragraph">
      <style:text-properties fo:language="en" fo:country="GB"/>
    </style:style>
    <style:style style:name="P135" style:parent-style-name="PréformatéHTML" style:family="paragraph">
      <style:text-properties fo:language="en" fo:country="GB"/>
    </style:style>
    <style:style style:name="P136" style:parent-style-name="PréformatéHTML" style:family="paragraph">
      <style:text-properties fo:language="en" fo:country="GB"/>
    </style:style>
    <style:style style:name="P137" style:parent-style-name="PréformatéHTML" style:family="paragraph">
      <style:text-properties fo:language="en" fo:country="GB"/>
    </style:style>
    <style:style style:name="P138" style:parent-style-name="PréformatéHTML" style:family="paragraph">
      <style:text-properties fo:language="en" fo:country="GB"/>
    </style:style>
    <style:style style:name="P139" style:parent-style-name="PréformatéHTML" style:family="paragraph">
      <style:text-properties fo:language="en" fo:country="GB"/>
    </style:style>
    <style:style style:name="P140" style:parent-style-name="PréformatéHTML" style:family="paragraph">
      <style:text-properties fo:language="en" fo:country="GB"/>
    </style:style>
    <style:style style:name="P141" style:parent-style-name="PréformatéHTML" style:family="paragraph">
      <style:text-properties fo:language="en" fo:country="GB"/>
    </style:style>
    <style:style style:name="P142" style:parent-style-name="PréformatéHTML" style:family="paragraph">
      <style:text-properties fo:language="en" fo:country="GB"/>
    </style:style>
    <style:style style:name="P143" style:parent-style-name="PréformatéHTML" style:family="paragraph">
      <style:text-properties fo:language="en" fo:country="GB"/>
    </style:style>
    <style:style style:name="P144" style:parent-style-name="PréformatéHTML" style:family="paragraph">
      <style:text-properties fo:language="en" fo:country="GB"/>
    </style:style>
    <style:style style:name="P145" style:parent-style-name="PréformatéHTML" style:family="paragraph">
      <style:text-properties fo:language="en" fo:country="GB"/>
    </style:style>
    <style:style style:name="P146" style:parent-style-name="PréformatéHTML" style:family="paragraph">
      <style:text-properties fo:language="en" fo:country="GB"/>
    </style:style>
    <style:style style:name="P147" style:parent-style-name="PréformatéHTML" style:family="paragraph">
      <style:text-properties fo:language="en" fo:country="GB"/>
    </style:style>
    <style:style style:name="P148" style:parent-style-name="PréformatéHTML" style:family="paragraph">
      <style:text-properties fo:language="en" fo:country="GB"/>
    </style:style>
    <style:style style:name="P149" style:parent-style-name="PréformatéHTML" style:family="paragraph">
      <style:text-properties fo:language="en" fo:country="GB"/>
    </style:style>
    <style:style style:name="P150" style:parent-style-name="PréformatéHTML" style:family="paragraph">
      <style:text-properties fo:language="en" fo:country="GB"/>
    </style:style>
    <style:style style:name="P151" style:parent-style-name="PréformatéHTML" style:family="paragraph">
      <style:text-properties fo:language="en" fo:country="GB"/>
    </style:style>
    <style:style style:name="P152" style:parent-style-name="PréformatéHTML" style:family="paragraph">
      <style:text-properties fo:language="it" fo:country="IT"/>
    </style:style>
    <style:style style:name="P153" style:parent-style-name="PréformatéHTML" style:family="paragraph">
      <style:text-properties fo:language="it" fo:country="IT"/>
    </style:style>
    <style:style style:name="P154" style:parent-style-name="PréformatéHTML" style:family="paragraph">
      <style:text-properties fo:language="it" fo:country="IT"/>
    </style:style>
    <style:style style:name="P155" style:parent-style-name="PréformatéHTML" style:family="paragraph">
      <style:text-properties fo:language="it" fo:country="IT"/>
    </style:style>
    <style:style style:name="P156" style:parent-style-name="PréformatéHTML" style:family="paragraph">
      <style:text-properties fo:language="it" fo:country="IT"/>
    </style:style>
    <style:style style:name="P157" style:parent-style-name="PréformatéHTML" style:family="paragraph">
      <style:text-properties fo:language="en" fo:country="GB"/>
    </style:style>
    <style:style style:name="P158" style:parent-style-name="PréformatéHTML" style:family="paragraph">
      <style:text-properties fo:language="en" fo:country="GB"/>
    </style:style>
    <style:style style:name="P159" style:parent-style-name="PréformatéHTML" style:family="paragraph">
      <style:text-properties fo:language="en" fo:country="GB"/>
    </style:style>
    <style:style style:name="P160" style:parent-style-name="PréformatéHTML" style:family="paragraph">
      <style:text-properties fo:language="en" fo:country="GB"/>
    </style:style>
    <style:style style:name="P161" style:parent-style-name="PréformatéHTML" style:family="paragraph">
      <style:text-properties fo:language="de" fo:country="DE"/>
    </style:style>
    <style:style style:name="P162" style:parent-style-name="PréformatéHTML" style:family="paragraph">
      <style:text-properties fo:language="de" fo:country="DE"/>
    </style:style>
    <style:style style:name="P163" style:parent-style-name="PréformatéHTML" style:family="paragraph">
      <style:text-properties fo:language="de" fo:country="DE"/>
    </style:style>
    <style:style style:name="P164" style:parent-style-name="PréformatéHTML" style:family="paragraph">
      <style:text-properties fo:language="de" fo:country="DE"/>
    </style:style>
    <style:style style:name="P165" style:parent-style-name="PréformatéHTML" style:family="paragraph">
      <style:text-properties fo:language="en" fo:country="GB"/>
    </style:style>
    <style:style style:name="P166" style:parent-style-name="PréformatéHTML" style:family="paragraph">
      <style:text-properties fo:language="en" fo:country="GB"/>
    </style:style>
    <style:style style:name="P167" style:parent-style-name="PréformatéHTML" style:family="paragraph">
      <style:text-properties fo:language="en" fo:country="GB"/>
    </style:style>
    <style:style style:name="P168" style:parent-style-name="PréformatéHTML" style:family="paragraph">
      <style:text-properties fo:language="en" fo:country="GB"/>
    </style:style>
    <style:style style:name="P169" style:parent-style-name="PréformatéHTML" style:family="paragraph">
      <style:text-properties fo:language="en" fo:country="GB"/>
    </style:style>
    <style:style style:name="P170" style:parent-style-name="PréformatéHTML" style:family="paragraph">
      <style:text-properties fo:language="en" fo:country="GB"/>
    </style:style>
    <style:style style:name="P171" style:parent-style-name="Normal" style:family="paragraph">
      <style:text-properties fo:language="en" fo:country="GB"/>
    </style:style>
  </office:automatic-styles>
  <office:body>
    <office:text text:use-soft-page-breaks="true">
      <text:p text:style-name="P1">categories = [</text:p>
      <text:p text:style-name="P2"><text:s text:c="4"/>"BEER",</text:p>
      <text:p text:style-name="P3"><text:s text:c="4"/>"BREAKFAST FOODS - FROZEN",</text:p>
      <text:p text:style-name="P4"><text:s text:c="4"/>"CANDY",</text:p>
      <text:p text:style-name="P5"><text:s text:c="4"/>"CONDIMENTS, GRAVIES, AND SAUCES",</text:p>
      <text:p text:style-name="P6"><text:s text:c="4"/>"COOKIES",</text:p>
      <text:p text:style-name="P7"><text:s text:c="4"/>"COT CHEESE, SOUR CREAM, TOPPINGS",</text:p>
      <text:p text:style-name="P8"><text:span text:style-name="T9"><text:s text:c="4"/></text:span><text:span text:style-name="T10">"COUGH AND COLD REMEDIES",] #&lt;-pb</text:span></text:p>
      <text:p text:style-name="P11">categories = [</text:p>
      <text:p text:style-name="P12"><text:s text:c="4"/>"DEODORANT",</text:p>
      <text:p text:style-name="P13"><text:s text:c="4"/>"DESSERTS, GELATINS, SYRUP",</text:p>
      <text:p text:style-name="P14"><text:span text:style-name="T15"><text:s text:c="4"/></text:span><text:span text:style-name="T16">"DESSERTS/FRUITS/TOPPINGS-FROZEN",</text:span></text:p>
      <text:p text:style-name="P17"><text:s text:c="4"/>"DISPOSABLE DIAPERS",</text:p>
      <text:p text:style-name="P18"><text:s text:c="4"/>"DRESSINGS/SALADS/PREP FOODS-DELI",</text:p>
      <text:p text:style-name="P19"><text:s text:c="4"/>"GRT CARDS/PARTY NEEDS/NOVELTIES",</text:p>
      <text:p text:style-name="P20"><text:s text:c="4"/>"ICE CREAM, NOVELTIES",</text:p>
      <text:p text:style-name="P21"><text:s text:c="4"/>"JAMS, JELLIES, SPREADS",</text:p>
      <text:p text:style-name="P22"><text:s text:c="4"/>"JUICE, DRINKS - CANNED, BOTTLED",</text:p>
      <text:p text:style-name="P23"><text:s text:c="4"/>"MILK",</text:p>
      <text:p text:style-name="P24"><text:s text:c="4"/>"PAPER PRODUCTS",</text:p>
      <text:p text:style-name="P25"><text:s text:c="4"/>"PIZZA/SNACKS/HORS DOEUVRES-FRZN",</text:p>
      <text:p text:style-name="P26"><text:s text:c="4"/>"PREPARED FOOD-DRY MIXES",</text:p>
      <text:p text:style-name="P27"><text:s text:c="4"/>"PREPARED FOOD-READY-TO-SERVE",<text:s/></text:p>
      <text:p text:style-name="P28"><text:s text:c="4"/>"SEAFOOD - CANNED",</text:p>
      <text:p text:style-name="P29"><text:s text:c="4"/>"SNACKS",</text:p>
      <text:p text:style-name="P30"><text:s text:c="4"/>"SPICES, SEASONINGS, EXTRACTS",</text:p>
      <text:p text:style-name="P31"><text:s text:c="4"/>"UNPREP MEAT/POULTRY/SEAFOOD-FRZN",</text:p>
      <text:p text:style-name="P32"><text:s text:c="4"/>"VEGETABLES - CANNED",<text:s/></text:p>
      <text:p text:style-name="P33"><text:s text:c="4"/>"VEGETABLES-FROZEN",</text:p>
      <text:p text:style-name="P34"><text:s text:c="4"/>"WRAPPING MATERIALS AND BAGS",</text:p>
      <text:p text:style-name="P35">]</text:p>
      <text:p text:style-name="P36"/>
      <text:p text:style-name="P37">=========================================================</text:p>
      <text:p text:style-name="P38">BEER</text:p>
      <text:p text:style-name="P39">Coef/err : 1.794516320352752</text:p>
      <text:p text:style-name="P40"/>
      <text:p text:style-name="P41">[Size of the control group: 0.</text:p>
      <text:p text:style-name="P42">Size of the control group: 0.</text:p>
      <text:p text:style-name="P43">Size of the control group: 0.</text:p>
      <text:p text:style-name="P44">Size of the treatment group: 0.]</text:p>
      <text:p text:style-name="P45"/>
      <text:p text:style-name="P46">=========================================================</text:p>
      <text:p text:style-name="P47">CANDY</text:p>
      <text:p text:style-name="P48">Coef/err : 1.9352949488546434</text:p>
      <text:p text:style-name="P49">=========================================================</text:p>
      <text:p text:style-name="P50">CONDIMENTS, GRAVIES, AND SAUCES</text:p>
      <text:p text:style-name="P51">Coef/err : 0.7437432532587933</text:p>
      <text:p text:style-name="P52">=========================================================</text:p>
      <text:p text:style-name="P53">COOKIES</text:p>
      <text:p text:style-name="P54">Coef : 0.027910347859738227</text:p>
      <text:p text:style-name="P55">Coef/err : 3.677330351525849</text:p>
      <text:p text:style-name="P56">-0.039800797170626456</text:p>
      <text:p text:style-name="P57">5.847321867430004</text:p>
      <text:p text:style-name="P58">CI_up : 0.012936515237143453</text:p>
      <text:p text:style-name="P59">CI_down : 0.04310553262043526</text:p>
      <text:p text:style-name="P60">=========================================================</text:p>
      <text:p text:style-name="P61">COT CHEESE, SOUR CREAM, TOPPINGS</text:p>
      <text:p text:style-name="P62">Coef : -0.03672607942935102</text:p>
      <text:p text:style-name="P63">Coef/err : 5.176582132538295</text:p>
      <text:p text:style-name="P64">0.016940658005234477</text:p>
      <text:p text:style-name="P65">2.522056620397833</text:p>
      <text:soft-page-break/>
      <text:p text:style-name="P66">CI_up : -0.050278777471212566</text:p>
      <text:p text:style-name="PréformatéHTML">CI_down : -0.02297998187207717</text:p>
      <text:p text:style-name="PréformatéHTML">=========================================================</text:p>
      <text:p text:style-name="PréformatéHTML">DEODORANT</text:p>
      <text:p text:style-name="PréformatéHTML">Coef : -0.06321714914945453</text:p>
      <text:p text:style-name="PréformatéHTML">Coef/err : 3.632500540645793</text:p>
      <text:p text:style-name="PréformatéHTML">0.019076146915193437</text:p>
      <text:p text:style-name="PréformatéHTML">1.1288221236515932</text:p>
      <text:p text:style-name="PréformatéHTML">CI_up : -0.09567441018656198</text:p>
      <text:p text:style-name="PréformatéHTML">CI_down : -0.02959496056202937</text:p>
      <text:p text:style-name="PréformatéHTML">=========================================================</text:p>
      <text:p text:style-name="PréformatéHTML">DESSERTS, GELATINS, SYRUP</text:p>
      <text:p text:style-name="P67">Coef : -0.048153943044699554</text:p>
      <text:p text:style-name="P68">Coef/err : 4.217885051762781</text:p>
      <text:p text:style-name="P69">-0.0024975581051621676</text:p>
      <text:p text:style-name="P70">0.23261971077940055</text:p>
      <text:p text:style-name="P71">CI_up : -0.0697392428285536</text:p>
      <text:p text:style-name="P72">CI_down : -0.02606778888945893</text:p>
      <text:p text:style-name="P73">=========================================================</text:p>
      <text:p text:style-name="P74">DESSERTS/FRUITS/TOPPINGS-FROZEN</text:p>
      <text:p text:style-name="PréformatéHTML">Coef/err : 0.3216988931607105</text:p>
      <text:p text:style-name="PréformatéHTML">=========================================================</text:p>
      <text:p text:style-name="PréformatéHTML">DISPOSABLE DIAPERS</text:p>
      <text:p text:style-name="PréformatéHTML">Coef : -0.18432770088046257</text:p>
      <text:p text:style-name="P75">Coef/err : 2.6340830950072074</text:p>
      <text:p text:style-name="P76">0.07353967110370863</text:p>
      <text:p text:style-name="P77">0.8482253296703919</text:p>
      <text:p text:style-name="P78">CI_up : -0.3002372868877089</text:p>
      <text:p text:style-name="P79">CI_down : -0.04921870359190195</text:p>
      <text:p text:style-name="P80">=========================================================</text:p>
      <text:p text:style-name="P81">DRESSINGS/SALADS/PREP FOODS-DELI</text:p>
      <text:p text:style-name="P82">Coef/err : 0.8162377233825314</text:p>
      <text:p text:style-name="P83"/>
      <text:p text:style-name="P84">Size of the control group: 546.</text:p>
      <text:p text:style-name="P85">Size of the control group: 0.</text:p>
      <text:p text:style-name="P86">Size of the control group: 0.</text:p>
      <text:p text:style-name="P87">Size of the treatment group: 38.</text:p>
      <text:p text:style-name="P88">=========================================================</text:p>
      <text:p text:style-name="P89">GRT CARDS/PARTY NEEDS/NOVELTIES</text:p>
      <text:p text:style-name="P90">Coef/err : 1.7943608580106938</text:p>
      <text:p text:style-name="P91">=========================================================</text:p>
      <text:p text:style-name="P92">ICE CREAM, NOVELTIES</text:p>
      <text:p text:style-name="P93">Coef/err : 1.7964977384488685</text:p>
      <text:p text:style-name="P94">=========================================================</text:p>
      <text:p text:style-name="P95">JAMS, JELLIES, SPREADS</text:p>
      <text:p text:style-name="P96">Coef : -0.05361982618547645</text:p>
      <text:p text:style-name="P97">Coef/err : 5.241669288470153</text:p>
      <text:p text:style-name="P98">0.007954742793000902</text:p>
      <text:p text:style-name="P99">0.8167573891292085</text:p>
      <text:p text:style-name="P100">CI_up : -0.07292723980675697</text:p>
      <text:p text:style-name="P101">CI_down : -0.03391031227956931</text:p>
      <text:p text:style-name="P102">=========================================================</text:p>
      <text:p text:style-name="P103">JUICE, DRINKS - CANNED, BOTTLED</text:p>
      <text:p text:style-name="P104">Coef : -0.029802062270671614</text:p>
      <text:p text:style-name="P105">Coef/err : 3.9460366668081925</text:p>
      <text:p text:style-name="P106">-6.549531620358984e-05</text:p>
      <text:p text:style-name="P107">0.00935349792415103</text:p>
      <text:p text:style-name="P108">CI_up : -0.04427432260831565</text:p>
      <text:p text:style-name="P109">CI_down : -0.015110652940555136</text:p>
      <text:p text:style-name="P110">=========================================================</text:p>
      <text:p text:style-name="P111">MILK</text:p>
      <text:soft-page-break/>
      <text:p text:style-name="P112">Coef/err : 0.8155726628746001</text:p>
      <text:p text:style-name="P113">=========================================================</text:p>
      <text:p text:style-name="P114">PAPER PRODUCTS</text:p>
      <text:p text:style-name="P115">Coef : 0.05314763402675182</text:p>
      <text:p text:style-name="P116">Coef/err : 4.644364124520319</text:p>
      <text:p text:style-name="P117">-0.058746247436908705</text:p>
      <text:p text:style-name="P118">5.883259590161949</text:p>
      <text:p text:style-name="P119">CI_up : 0.030379811114891853</text:p>
      <text:p text:style-name="P120">CI_down : 0.07641854692014483</text:p>
      <text:p text:style-name="P121"/>
      <text:p text:style-name="P122">[Size of the control group: 0.</text:p>
      <text:p text:style-name="P123">Size of the control group: 0.</text:p>
      <text:p text:style-name="P124">Size of the control group: 0.</text:p>
      <text:p text:style-name="P125">Size of the treatment group: 0.]</text:p>
      <text:p text:style-name="P126"/>
      <text:p text:style-name="P127">=========================================================</text:p>
      <text:p text:style-name="P128">PREPARED FOOD-DRY MIXES</text:p>
      <text:p text:style-name="P129">Coef/err : 0.6754486737839341</text:p>
      <text:p text:style-name="P130">=========================================================</text:p>
      <text:p text:style-name="P131">PREPARED FOOD-READY-TO-SERVE</text:p>
      <text:p text:style-name="P132">Coef/err : 0.27128402218817893</text:p>
      <text:p text:style-name="P133">=========================================================</text:p>
      <text:p text:style-name="P134">SEAFOOD - CANNED</text:p>
      <text:p text:style-name="P135">Coef/err : 0.1390818150673255</text:p>
      <text:p text:style-name="P136">=========================================================</text:p>
      <text:p text:style-name="P137">SNACKS</text:p>
      <text:p text:style-name="P138">Coef : 0.017972215052363794</text:p>
      <text:p text:style-name="P139">Coef/err : 2.670603026561153</text:p>
      <text:p text:style-name="P140">-0.024138044004041515</text:p>
      <text:p text:style-name="P141">3.9433509893314103</text:p>
      <text:p text:style-name="P142">CI_up : 0.0047501214184726415</text:p>
      <text:p text:style-name="P143">CI_down : 0.03136830593824502</text:p>
      <text:p text:style-name="P144"/>
      <text:p text:style-name="P145">[Size of the control group: 0.</text:p>
      <text:p text:style-name="P146">Size of the control group: 0.</text:p>
      <text:p text:style-name="P147">Size of the control group: 0.</text:p>
      <text:p text:style-name="P148">Size of the treatment group: 0.]</text:p>
      <text:p text:style-name="P149"/>
      <text:p text:style-name="P150">=========================================================</text:p>
      <text:p text:style-name="P151">UNPREP MEAT/POULTRY/SEAFOOD-FRZN</text:p>
      <text:p text:style-name="P152">Coef : -0.01725513704340842</text:p>
      <text:p text:style-name="P153">Coef/err : 2.268311310476523</text:p>
      <text:p text:style-name="P154">0.018506732191571063</text:p>
      <text:p text:style-name="P155">2.557589170915076</text:p>
      <text:p text:style-name="P156">CI_up : -0.03192586624416072</text:p>
      <text:p text:style-name="P157">CI_down : -0.002362079523184568</text:p>
      <text:p text:style-name="P158">=========================================================</text:p>
      <text:p text:style-name="P159">VEGETABLES - CANNED</text:p>
      <text:p text:style-name="P160">Coef/err : 1.3742458503012511</text:p>
      <text:p text:style-name="P161">=========================================================</text:p>
      <text:p text:style-name="P162">VEGETABLES-FROZEN</text:p>
      <text:p text:style-name="P163">Coef : -0.016841402152477092</text:p>
      <text:p text:style-name="P164">Coef/err : 2.206697869137858</text:p>
      <text:p text:style-name="P165">0.024960751152266036</text:p>
      <text:p text:style-name="P166">3.5414769714975844</text:p>
      <text:p text:style-name="P167">CI_up : -0.031563870495516455</text:p>
      <text:p text:style-name="P168">CI_down : -0.0018951182499926666</text:p>
      <text:p text:style-name="P169">=========================================================</text:p>
      <text:p text:style-name="P170">WRAPPING MATERIALS AND BAGS</text:p>
      <text:p text:style-name="PréformatéHTML">Coef/err : 0.08415162073201138</text:p>
      <text:p text:style-name="P1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nès Narduzzi--Minatchy</meta:initial-creator>
    <dc:creator>Inès Narduzzi--Minatchy</dc:creator>
    <meta:creation-date>2022-11-09T22:38:00Z</meta:creation-date>
    <dc:date>2022-11-09T22:56:00Z</dc:date>
    <meta:template xlink:href="Normal" xlink:type="simple"/>
    <meta:editing-cycles>5</meta:editing-cycles>
    <meta:editing-duration>PT0S</meta:editing-duration>
    <meta:document-statistic meta:page-count="3" meta:paragraph-count="10" meta:word-count="829" meta:character-count="5379" meta:row-count="38" meta:non-whitespace-character-count="4560"/>
  </office:meta>
</office:document-meta>
</file>